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9/01/2012</text:p>
      <text:p text:style-name="Standard"/>
      <text:p text:style-name="Standard">Scaricato ansys13+SP in [gridlab14 /root/ansys]</text:p>
      <text:p text:style-name="Standard"/>
      <text:p text:style-name="Standard">#mkdir /opt/exp_soft/ansys13</text:p>
      <text:p text:style-name="Standard">#mkdir /mnt/iso</text:p>
      <text:p text:style-name="Standard">#mount -o loop -t iso9660 ansys130_linx64_dvd1.iso /mnt/iso</text:p>
      <text:p text:style-name="Standard"/>
      <text:p text:style-name="Standard">[root@gridlab14 iso]# ./INSTALL -debug -install_dir /opt/exp_soft/ansys13/</text:p>
      <text:p text:style-name="Standard"><text:s/>&gt;&gt;&gt;---&gt; <text:s/>Error: </text:p>
      <text:p text:style-name="Standard"><text:s text:c="10"/>The DISPLAY environment variable is not set.</text:p>
      <text:p text:style-name="Standard"><text:s text:c="10"/>In order to run the GUI version of the installation,</text:p>
      <text:p text:style-name="Standard"><text:s text:c="10"/>this must be set correctly.</text:p>
      <text:p text:style-name="Standard"><text:s text:c="10"/>If you wish to use the silent install, please use the -silent</text:p>
      <text:p text:style-name="Standard"><text:s text:c="10"/>install option. <text:s/>Please see documentation for usage instructions.</text:p>
      <text:p text:style-name="Standard"/>
      <text:p text:style-name="Standard">Setto la variabile DISPLAY</text:p>
      <text:p text:style-name="Standard">DISPLAY=alex.dipmat.unipg.it:0.0; export DISPLAY</text:p>
      <text:p text:style-name="Standard"/>
      <text:p text:style-name="Standard">[root@gridlab14 iso]# ./INSTALL -debug -install_dir /opt/exp_soft/ansys13/</text:p>
      <text:p text:style-name="Standard">copying necessary files to /tmp/ans_install_tmp1535/</text:p>
      <text:p text:style-name="Standard">uncomppath=/bin/gzip</text:p>
      <text:p text:style-name="Standard"><text:s/>Executing /tmp/ans_install_tmp1535/instcore</text:p>
      <text:p text:style-name="Standard">/tmp/ans_install_tmp1535/instcore: error while loading shared libraries: libXext.so.6: cannot open shared object file: No such file or directory</text:p>
      <text:p text:style-name="Standard"/>
      <text:p text:style-name="Standard">uso il silent mode...</text:p>
      <text:p text:style-name="Standard">[root@gridlab14 iso]# ./INSTALL -silent -debug -install_dir /opt/exp_soft/ansys13/</text:p>
      <text:p text:style-name="Standard">copying necessary files to /tmp/ans_install_tmp3400/</text:p>
      <text:p text:style-name="Standard">uncomppath=/bin/gzip</text:p>
      <text:p text:style-name="Standard"><text:s/>Executing /tmp/ans_install_tmp3400/instcore</text:p>
      <text:p text:style-name="Standard">/tmp/ans_install_tmp3400/instcore: error while loading shared libraries: libXext.so.6: cannot open shared object file: No such file or directory</text:p>
      <text:p text:style-name="Standard"/>
      <text:p text:style-name="Standard">Provo a settare <text:s/>LD_LIBRARY_PATH</text:p>
      <text:p text:style-name="Standard">[root@gridlab14 iso]# LD_LIBRARY_PATH=/usr/lib64; export LD_LIBRARY_PATH</text:p>
      <text:p text:style-name="Standard"/>
      <text:p text:style-name="Standard">[root@gridlab14 iso]# ./INSTALL -debug -install_dir /opt/exp_soft/ansys13/</text:p>
      <text:p text:style-name="Standard">copying necessary files to /tmp/ans_install_tmp2389/</text:p>
      <text:p text:style-name="Standard">uncomppath=/bin/gzip</text:p>
      <text:p text:style-name="Standard"><text:s/>Executing /tmp/ans_install_tmp2389/instcore</text:p>
      <text:p text:style-name="Standard">/tmp/ans_install_tmp2389/instcore: error while loading shared libraries: libXext.so.6: wrong ELF class: ELFCLASS64</text:p>
      <text:p text:style-name="Standard"/>
      <text:p text:style-name="Standard">Ci sono chiari problemi con le librerie SO installate</text:p>
      <text:p text:style-name="Standard">torno indietro</text:p>
      <text:p text:style-name="Standard">[root@gridlab14 iso]# LD_LIBRARY_PATH=; export LD_LIBRARY_PATH</text:p>
      <text:p text:style-name="Standard"/>
      <text:p text:style-name="Standard">modifico /etc/ld.so.conf – aggiungo /usr/lib64</text:p>
      <text:p text:style-name="Standard">#ldconfig</text:p>
      <text:p text:style-name="Standard">Stesso problema, nulla di fatto!</text:p>
      <text:p text:style-name="Standard"/>
      <text:p text:style-name="Standard"><text:soft-page-break/>Ho installato la libreria a 32bit <text:s/>libXext.so.6</text:p>
      <text:p text:style-name="Standard"/>
      <text:p text:style-name="Standard">Installazione partita! :)</text:p>
      <text:p text:style-name="Standard">Il maledetto usa ancora librerie a 32 bit</text:p>
      <text:p text:style-name="Standard"/>
      <text:p text:style-name="Standard">:( </text:p>
      <text:p text:style-name="Standard">./INSTALL -debug -install_dir /opt/exp_soft/ansys13/</text:p>
      <text:p text:style-name="Standard">non e' in grado di contattare l'host settato in $DISPLAY</text:p>
      <text:p text:style-name="Standard">unset di DISPLAY e conseguente uso di silent mode</text:p>
      <text:p text:style-name="Standard"/>
      <text:p text:style-name="Standard">:(</text:p>
      <text:p text:style-name="Standard">./INSTALL -silent -debug -install_dir /opt/exp_soft/ansys13/</text:p>
      <text:p text:style-name="Standard">...</text:p>
      <text:p text:style-name="Standard">Configuring Geometry Interface for Pro/ENGINEER script files ...</text:p>
      <text:p text:style-name="Standard"><text:s text:c="2"/>*** Unable to configure connection for Pro/ENGINEER.</text:p>
      <text:p text:style-name="Standard"><text:s text:c="2"/>*** Please use ANS_ADMIN for post-installation configuration.</text:p>
      <text:p text:style-name="Standard">Setting File Permissions for Geometry Interface for Pro/ENGINEER files ...</text:p>
      <text:p text:style-name="Standard">Configuring Licensing script files ...</text:p>
      <text:p text:style-name="Standard">RSS is enabled</text:p>
      <text:p text:style-name="Standard"><text:s/>***** IMPORTANT NOTE: ERRORS were detected! *****</text:p>
      <text:p text:style-name="Standard"><text:s/>***** Log File: /opt/exp_soft/ansys13/install.err *****</text:p>
      <text:p text:style-name="Standard"/>
      <text:p text:style-name="Standard">Manca il materiale del file ansys130_linx64_dvd2.iso</text:p>
      <text:p text:style-name="Standard"/>
      <text:p text:style-name="Standard">Faccio il merge dei files</text:p>
      <text:p text:style-name="Standard">#mkdir /root/ansys/ansys130_linx64_dvd</text:p>
      <text:p text:style-name="Standard">#mount -o loop -t iso9660 ansys130_linx64_dvd1.iso /mnt/iso</text:p>
      <text:p text:style-name="Standard">#cp -R /mnt/iso/* ansys130_linx64_dvd/</text:p>
      <text:p text:style-name="Standard">#mount -o loop -t iso9660 ansys130_linx64_dvd2.iso /mnt/iso</text:p>
      <text:p text:style-name="Standard">#cp -R /mnt/iso/* ansys130_linx64_dvd/</text:p>
      <text:p text:style-name="Standard">#yum install mkisofs</text:p>
      <text:p text:style-name="Standard"/>
      <text:p text:style-name="Standard">continuo domani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ssandro Costantini</meta:initial-creator>
    <meta:creation-date>2012-01-09T16:26:49</meta:creation-date>
    <dc:date>2012-01-09T23:11:40</dc:date>
    <dc:creator>Alessandro Costantini</dc:creator>
    <meta:editing-duration>PT45M10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2" meta:paragraph-count="65" meta:word-count="344" meta:character-count="3042"/>
  </office:meta>
</office:document-meta>
</file>